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ize="10pt" fo:font-style="italic" officeooo:rsid="000a69e6" officeooo:paragraph-rsid="000a69e6" style:font-size-asian="10pt" style:font-style-asian="italic" style:font-size-complex="10pt" style:font-style-complex="italic"/>
    </style:style>
    <style:style style:name="P4" style:family="paragraph" style:parent-style-name="Text_20_body">
      <style:text-properties officeooo:rsid="002f0f34" officeooo:paragraph-rsid="002f0f34"/>
    </style:style>
    <style:style style:name="P5" style:family="paragraph" style:parent-style-name="Text_20_body">
      <style:text-properties officeooo:rsid="0031a6c1" officeooo:paragraph-rsid="0031a6c1"/>
    </style:style>
    <style:style style:name="P6" style:family="paragraph" style:parent-style-name="Text_20_body">
      <style:text-properties officeooo:rsid="000d3af2" officeooo:paragraph-rsid="0033c792"/>
    </style:style>
    <style:style style:name="P7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8" style:family="paragraph" style:parent-style-name="Text_20_body">
      <style:text-properties officeooo:rsid="0048655f" officeooo:paragraph-rsid="0048655f"/>
    </style:style>
    <style:style style:name="P9" style:family="paragraph" style:parent-style-name="Text_20_body">
      <style:text-properties fo:color="#cc0000" fo:font-weight="normal" officeooo:rsid="00390693" officeooo:paragraph-rsid="004ccd0b" style:font-weight-asian="normal" style:font-weight-complex="normal"/>
    </style:style>
    <style:style style:name="P10" style:family="paragraph" style:parent-style-name="Table_20_Contents">
      <style:text-properties style:font-size-asian="10.5pt"/>
    </style:style>
    <style:style style:name="P11" style:family="paragraph" style:parent-style-name="Table_20_Contents">
      <style:text-properties officeooo:rsid="000c5a5f" officeooo:paragraph-rsid="000c5a5f" style:font-size-asian="10.5pt"/>
    </style:style>
    <style:style style:name="P12" style:family="paragraph" style:parent-style-name="Table_20_Contents">
      <style:text-properties officeooo:rsid="000ca60a" officeooo:paragraph-rsid="000ca60a" style:font-size-asian="10.5pt"/>
    </style:style>
    <style:style style:name="P13" style:family="paragraph" style:parent-style-name="Table_20_Contents">
      <style:text-properties officeooo:rsid="000d3af2" officeooo:paragraph-rsid="000d3af2" style:font-size-asian="10.5pt"/>
    </style:style>
    <style:style style:name="P14" style:family="paragraph" style:parent-style-name="Table_20_Contents">
      <style:text-properties officeooo:rsid="002158d0" officeooo:paragraph-rsid="002158d0" style:font-size-asian="10.5pt"/>
    </style:style>
    <style:style style:name="P15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16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17" style:family="paragraph" style:parent-style-name="Heading_20_2">
      <style:text-properties officeooo:rsid="000a69e6" officeooo:paragraph-rsid="000a69e6"/>
    </style:style>
    <style:style style:name="P18" style:family="paragraph" style:parent-style-name="Heading_20_2">
      <style:text-properties officeooo:rsid="0014433a" officeooo:paragraph-rsid="001118be"/>
    </style:style>
    <style:style style:name="P19" style:family="paragraph" style:parent-style-name="Heading_20_3">
      <style:text-properties officeooo:rsid="001118be" officeooo:paragraph-rsid="001118b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24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25" style:family="paragraph" style:parent-style-name="Heading_20_1">
      <style:text-properties officeooo:paragraph-rsid="002fbc92"/>
    </style:style>
    <style:style style:name="P26" style:family="paragraph" style:parent-style-name="Heading_20_1">
      <style:text-properties officeooo:rsid="00360712" officeooo:paragraph-rsid="00360712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paragraph-rsid="00588423"/>
    </style:style>
    <style:style style:name="P29" style:family="paragraph" style:parent-style-name="Text_20_body">
      <style:paragraph-properties fo:text-align="start" style:justify-single-word="false"/>
      <style:text-properties officeooo:rsid="00588423" officeooo:paragraph-rsid="00588423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599722" officeooo:paragraph-rsid="00599722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5b8d40" officeooo:paragraph-rsid="005b8d40"/>
    </style:style>
    <style:style style:name="P32" style:family="paragraph" style:parent-style-name="Text_20_body">
      <style:text-properties fo:color="#3333ff" officeooo:rsid="004affe6" officeooo:paragraph-rsid="004affe6"/>
    </style:style>
    <style:style style:name="P33" style:family="paragraph" style:parent-style-name="Text_20_body">
      <style:text-properties fo:color="#3333ff" officeooo:rsid="005edef9" officeooo:paragraph-rsid="005edef9"/>
    </style:style>
    <style:style style:name="P34" style:family="paragraph" style:parent-style-name="Text_20_body">
      <style:text-properties fo:color="#ff0000" fo:font-size="10pt" fo:font-style="italic" officeooo:rsid="0028bc31" officeooo:paragraph-rsid="0012b227" style:font-size-asian="10pt" style:font-style-asian="italic" style:font-size-complex="10pt" style:font-style-complex="italic"/>
    </style:style>
    <style:style style:name="T1" style:family="text">
      <style:text-properties officeooo:rsid="000ca60a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7" style:family="text">
      <style:text-properties fo:font-style="italic" officeooo:rsid="0012b227" style:font-style-asian="italic" style:font-style-complex="italic"/>
    </style:style>
    <style:style style:name="T8" style:family="text">
      <style:text-properties officeooo:rsid="002158d0"/>
    </style:style>
    <style:style style:name="T9" style:family="text">
      <style:text-properties officeooo:rsid="002db36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fbc92"/>
    </style:style>
    <style:style style:name="T12" style:family="text">
      <style:text-properties officeooo:rsid="004302a3"/>
    </style:style>
    <style:style style:name="T13" style:family="text">
      <style:text-properties officeooo:rsid="004ccd0b"/>
    </style:style>
    <style:style style:name="T14" style:family="text">
      <style:text-properties officeooo:rsid="00588423"/>
    </style:style>
    <style:style style:name="T15" style:family="text">
      <style:text-properties officeooo:rsid="005d740e"/>
    </style:style>
    <style:style style:name="T16" style:family="text">
      <style:text-properties officeooo:rsid="005edef9"/>
    </style:style>
    <style:style style:name="T17" style:family="text">
      <style:text-properties officeooo:rsid="006189d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0">Tytuł</text:span>: <text:span text:style-name="T9">Super gra na microblaze</text:span></text:p>
      <text:p text:style-name="Title"><text:span text:style-name="T10">Autorzy: </text:span><text:span text:style-name="T9">Jan Kowalski (JK), Jan Nowak (JN)</text:span></text:p>
      <text:p text:style-name="P5">Ostatnia modyfikacja: <text:date style:data-style-name="N36" text:date-value="2019-05-20T17:30:16.704999958" text:fixed="true">20.05.2019</text:dat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0"><text:a xlink:type="simple" xlink:href="#__RefHeading___Toc2562_3733460636" text:style-name="Index_20_Link" text:visited-style-name="Index_20_Link">1. <text:s/>Repozytorium git projektu<text:tab/>1</text:a></text:p>
          <text:p text:style-name="P20"><text:a xlink:type="simple" xlink:href="#__RefHeading___Toc375_832888478" text:style-name="Index_20_Link" text:visited-style-name="Index_20_Link">2. <text:s/>Wstęp<text:tab/>2</text:a></text:p>
          <text:p text:style-name="P20"><text:a xlink:type="simple" xlink:href="#__RefHeading___Toc377_832888478" text:style-name="Index_20_Link" text:visited-style-name="Index_20_Link">3. <text:s/>Specyfikacja<text:tab/>2</text:a></text:p>
          <text:p text:style-name="P21"><text:a xlink:type="simple" xlink:href="#__RefHeading___Toc379_832888478" text:style-name="Index_20_Link" text:visited-style-name="Index_20_Link">3.1. <text:s/>Opis ogólny algorytmu<text:tab/>2</text:a></text:p>
          <text:p text:style-name="P21"><text:a xlink:type="simple" xlink:href="#__RefHeading___Toc381_832888478" text:style-name="Index_20_Link" text:visited-style-name="Index_20_Link">3.2. <text:s/>Tabela zdarzeń<text:tab/>2</text:a></text:p>
          <text:p text:style-name="P20"><text:a xlink:type="simple" xlink:href="#__RefHeading___Toc383_832888478" text:style-name="Index_20_Link" text:visited-style-name="Index_20_Link">4. <text:s/>Architektura<text:tab/>2</text:a></text:p>
          <text:p text:style-name="P21"><text:a xlink:type="simple" xlink:href="#__RefHeading___Toc385_832888478" text:style-name="Index_20_Link" text:visited-style-name="Index_20_Link">4.1. <text:s/>Moduł: top<text:tab/>2</text:a></text:p>
          <text:p text:style-name="P22"><text:a xlink:type="simple" xlink:href="#__RefHeading___Toc387_832888478" text:style-name="Index_20_Link" text:visited-style-name="Index_20_Link">4.1.1. <text:s/>Schemat modułu głównego z IP integratora Vivado.<text:tab/>2</text:a></text:p>
          <text:p text:style-name="P20"><text:a xlink:type="simple" xlink:href="#__RefHeading___Toc996_1436539759" text:style-name="Index_20_Link" text:visited-style-name="Index_20_Link">5. <text:s/>Implementacja. Zaawansowanie na 14.03.2018 – 0%<text:tab/>2</text:a></text:p>
          <text:p text:style-name="P20"><text:a xlink:type="simple" xlink:href="#__RefHeading___Toc1249_1436539759" text:style-name="Index_20_Link" text:visited-style-name="Index_20_Link">6. <text:s/>Film. Zaawansowanie na 14.03.2018 – 0%<text:tab/>2</text:a></text:p>
        </text:index-body>
      </text:table-of-content>
      <text:p text:style-name="Text_20_body"/>
      <text:p text:style-name="P27"><text:bookmark-start text:name="__RefHeading___Toc2560_3733460636"/>Zanim zaczniesz projekt<text:bookmark-end text:name="__RefHeading___Toc2560_3733460636"/></text:p>
      <text:p text:style-name="P27"/>
      <text:p text:style-name="P29">Przed rozpoczęciem projektu należy <text:span text:style-name="T17">się przygotować</text:span>:</text:p>
      <text:list xml:id="list1001701666" text:style-name="L2">
        <text:list-item>
          <text:p text:style-name="P28"><text:span text:style-name="T14">przejść tutorial firmy Digilent „</text:span><text:bookmark text:name="getting_started_with_the_vivado_ip_integrator"/>Getting Started with the Vivado IP Integrator” <text:span text:style-name="T14">ze strony </text:span><text:a xlink:type="simple" xlink:href="https://reference.digilentinc.com/vivado/getting-started-with-ipi/start" text:style-name="Internet_20_link" text:visited-style-name="Visited_20_Internet_20_Link"><text:span text:style-name="T14">https://reference.digilentinc.com/vivado/getting-started-with-ipi/start</text:span></text:a></text:p>
        </text:list-item>
        <text:list-item>
          <text:p text:style-name="P30">zapoznać się z protokołem AXI Light, źródło dowolne, np.:<text:line-break/><text:a xlink:type="simple" xlink:href="https://www.youtube.com/watch?v=cDc9B2zAPz4" text:style-name="Internet_20_link" text:visited-style-name="Visited_20_Internet_20_Link">https://www.youtube.com/watch?v=cDc9B2zAPz4</text:a></text:p>
        </text:list-item>
        <text:list-item>
          <text:p text:style-name="P30">zapoznać się z budową klientów AXI (AXI light slave), np.:<text:line-break/><text:a xlink:type="simple" xlink:href="https://www.youtube.com/watch?v=Vs0h0kue7p4" text:style-name="Internet_20_link" text:visited-style-name="Visited_20_Internet_20_Link">https://www.youtube.com/watch?v=Vs0h0kue7p4</text:a></text:p>
        </text:list-item>
        <text:list-item>
          <text:p text:style-name="P31">opcjonalnie: opracuj w oparciu o procesor microblaze projekt, który będzie zawierał klienta AXI odczytującego dane z klawiatury / myszy i w zależności od nich sterował diodami świecącymi</text:p>
        </text:list-item>
        <text:list-item>
          <text:p text:style-name="P31">opcjonalnie: opracuj w oparciu o procesor microblaze projekt, który będzie wyświetlał cokolwiek na ekranie VGA, w zależności od akcji użytkownika (klawiatura / mysz).</text:p>
        </text:list-item>
      </text:list>
      <text:h text:style-name="P23" text:outline-level="1"><text:bookmark-start text:name="__RefHeading___Toc2562_3733460636"/>Repozytorium git <text:span text:style-name="T15">projektu</text:span><text:bookmark-end text:name="__RefHeading___Toc2562_3733460636"/></text:h>
      <text:p text:style-name="P7">Adres repozytorium GITa (jeżeli używane):</text:p>
      <text:p text:style-name="P7">http<text:span text:style-name="T12">s</text:span>://</text:p>
      <text:p text:style-name="P7">W przypadku repozytorium prywatnego należy zaprosić użytkownika zewnętrznego o adresie mailowym: <text:span text:style-name="T12">robert.szczygiel@agh.edu.pl</text:span></text:p>
      <text:h text:style-name="P24" text:outline-level="1"><text:bookmark-start text:name="__RefHeading___Toc375_832888478"/><text:soft-page-break/>Wstęp<text:bookmark-end text:name="__RefHeading___Toc375_832888478"/></text:h>
      <text:p text:style-name="P3">Skąd się wziął pomysł i co w ramach tego projektu robimy.</text:p>
      <text:h text:style-name="Heading_20_1" text:outline-level="1"><text:bookmark-start text:name="__RefHeading___Toc377_832888478"/>Specyfikacja<text:bookmark-end text:name="__RefHeading___Toc377_832888478"/></text:h>
      <text:h text:style-name="P17" text:outline-level="2"><text:bookmark-start text:name="__RefHeading___Toc379_832888478"/>Opis ogólny algorytmu<text:bookmark-end text:name="__RefHeading___Toc379_832888478"/></text:h>
      <text:p text:style-name="P6"><text:span text:style-name="T2">Uproszczony schemat </text:span><text:span text:style-name="T3">działania </text:span><text:span text:style-name="T4">implementowanego </text:span><text:span text:style-name="T2">algorytmu</text:span><text:span text:style-name="T3">. Co się dzieje po starcie, jak wygląda przebieg działania, <text:s/>kiedy i pod jakimi warunkami się kończy. </text:span></text:p>
      <text:p text:style-name="P6"><text:span text:style-name="T3">Ewentualn</text:span><text:span text:style-name="T6">i</text:span><text:span text:style-name="T3">e przykładowe screen-shot</text:span><text:span text:style-name="T7">y </text:span><text:span text:style-name="T5">tego, co w przybliżeniu chcielibyśmy uzyskać</text:span><text:span text:style-name="T3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2">Opis zdarzeń/<text:span text:style-name="T16">akcji</text:span> występujących podczas działania programu/urządzenia, zarówno zewnętrznych (interakcje z użytkownikiem), jak i wewnętrznych (specyficzne stany w algorytmie). <text:span text:style-name="T8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Zdarzenie</text:p>
          </table:table-cell>
          <table:table-cell table:style-name="Tabela1.A1" office:value-type="string">
            <text:p text:style-name="P16">Kategoria</text:p>
          </table:table-cell>
          <table:table-cell table:style-name="Tabela1.C1" office:value-type="string">
            <text:p text:style-name="P15">Reakcja systemu</text:p>
          </table:table-cell>
        </table:table-row>
        <table:table-row>
          <table:table-cell table:style-name="Tabela1.A2" office:value-type="string">
            <text:p text:style-name="P11"><text:span text:style-name="T1">LPM</text:span> w obszarze X</text:p>
          </table:table-cell>
          <table:table-cell table:style-name="Tabela1.A2" office:value-type="string">
            <text:p text:style-name="P14">Ekran startowy</text:p>
          </table:table-cell>
          <table:table-cell table:style-name="Tabela1.C2" office:value-type="string">
            <text:p text:style-name="P12">Uruchomienie gry</text:p>
          </table:table-cell>
        </table:table-row>
        <table:table-row>
          <table:table-cell table:style-name="Tabela1.A2" office:value-type="string">
            <text:p text:style-name="P12">Piłka uderza w ścianę</text:p>
          </table:table-cell>
          <table:table-cell table:style-name="Tabela1.A2" office:value-type="string">
            <text:p text:style-name="P12">Gra</text:p>
          </table:table-cell>
          <table:table-cell table:style-name="Tabela1.C2" office:value-type="string">
            <text:p text:style-name="P12">Zmiana kierunku ruchu piłki</text:p>
          </table:table-cell>
        </table:table-row>
        <table:table-row>
          <table:table-cell table:style-name="Tabela1.A2" office:value-type="string">
            <text:p text:style-name="P13">Piłka uderza w dół ekranu</text:p>
          </table:table-cell>
          <table:table-cell table:style-name="Tabela1.A2" office:value-type="string">
            <text:p text:style-name="P13">Gra</text:p>
          </table:table-cell>
          <table:table-cell table:style-name="Tabela1.C2" office:value-type="string">
            <text:p text:style-name="P13">Koniec gry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9">Uwaga: <text:span text:style-name="T13">dobrze zrobiony projekt zawiera tylko moduły strukturalne (zbudowane z innych modułów) i funkcjonalne (zawierające bloki proceduralne always @). Staramy się nie generować bloków mieszających te dwa typy, o ile to możliwe.</text:span></text:p>
      <text:h text:style-name="P18" text:outline-level="2"><text:bookmark-start text:name="__RefHeading___Toc385_832888478"/>Moduł: top<text:bookmark-end text:name="__RefHeading___Toc385_832888478"/></text:h>
      <text:p text:style-name="P4">Osoba odpowiedzialna: JK</text:p>
      <text:h text:style-name="P19" text:outline-level="3"><text:bookmark-start text:name="__RefHeading___Toc387_832888478"/>Schemat <text:span text:style-name="T16">modułu głównego z IP Integratora Vivado.</text:span><text:bookmark-end text:name="__RefHeading___Toc387_832888478"/></text:h>
      <text:p text:style-name="P32"/>
      <text:p text:style-name="P33">&lt; tu umieść schemat &gt;</text:p>
      <text:p text:style-name="P34"/>
      <text:h text:style-name="P25" text:outline-level="1"><text:bookmark-start text:name="__RefHeading___Toc996_1436539759"/>Implementacja. <text:span text:style-name="T11">Zaawansowanie na 14.03.2018 – 0%</text:span><text:bookmark-end text:name="__RefHeading___Toc996_1436539759"/></text:h>
      <text:h text:style-name="P26" text:outline-level="1"><text:bookmark-start text:name="__RefHeading___Toc1249_1436539759"/>Film. Zaawansowanie na 14.03.2018 – 0%<text:bookmark-end text:name="__RefHeading___Toc1249_1436539759"/></text:h>
      <text:p text:style-name="P8">Link do ściągnięcia filmu:</text:p>
      <text:p text:style-name="P8">https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19-05-20T16:25:37.578000035" text:fixed="true">20.05.2019</text:date><text:tab/>Raport z projektu<text:tab/><text:page-number text:select-page="current">1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29:47.191000000</meta:creation-date>
    <dc:date>2019-05-20T17:41:55.026000000</dc:date>
    <meta:editing-duration>PT6H57M41S</meta:editing-duration>
    <meta:editing-cycles>77</meta:editing-cycles>
    <meta:generator>LibreOffice/6.0.3.2$Windows_X86_64 LibreOffice_project/8f48d515416608e3a835360314dac7e47fd0b821</meta:generator>
    <meta:document-statistic meta:table-count="1" meta:image-count="0" meta:object-count="0" meta:page-count="2" meta:paragraph-count="56" meta:word-count="385" meta:character-count="2789" meta:non-whitespace-character-count="2449"/>
  </office:meta>
</office:document-meta>
</file>